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7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belleAuth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th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itzDub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itz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viceHughe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v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omerLapri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om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pri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rescentMoï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ï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chRhéaum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héaum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lérieCourt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rt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aïsAngéli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ngéli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tordiSarraz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tord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rr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earlaitMarc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earlai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nielleGuimo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imo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rolineLouinea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ouin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liseGouge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li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aranteDes Mea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aran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 M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eneyFor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en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lateeGouge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lat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ementineRenau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anSic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ic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cRochel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chel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éodoreLaforg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éod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o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yeGiro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y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ir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YvesGaillo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illo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yhewCour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yhew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 RouxGauth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 Roux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raneVarie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r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ri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oniqueHét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ét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elicienneDebl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elicie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omasDebl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pinMire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p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r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chardDouc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cha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uc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hilipDoir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i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doroGaudr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doro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udr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ortunBordel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ortu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rdel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iméeMigne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gn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annaDurans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ran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erneyLabrecqu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ern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recq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ucDeschêne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chên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illesLandr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nd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albotMor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r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ernadetteLacroi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roi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deleineLou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rolineChatign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tign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atheChaussé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ath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ussé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ventBeaudou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ve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dou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llardLaforg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lla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o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ienneAust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ie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nevièveDuclo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clo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reyBrisett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r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s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nevièveGregoi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regoi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gitteAyo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yo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sepheDufresn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seph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fres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urtisRhéaum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héaum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ooreLacomb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uelDastou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u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stou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mianeJodo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mi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odo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KarelFlama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Kar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lama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isonTrépan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répa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élineRancou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ancou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élieGigu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igu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lusinaDuff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lusi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ff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thurGau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u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nielTurge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ur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éonCinq-Mar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é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inq-Mar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miTrembla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acMarc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ristianFaube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au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acDupu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yleLalond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y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lond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isonAud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d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berBari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ri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léonoreGoudr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léon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dr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oyalGarcia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YvettePaul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ul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avierBonami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nami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ngerBin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n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yaTurge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y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ur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ryorde Brisa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ry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 Bris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etanAub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et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illCharp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p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uthierBouch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ineBélai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lai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éodoreFréchett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éod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réch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scalineClou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scal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lou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erBoil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il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tildaGua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XavierRi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i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chelCorb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r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lisabethBéri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lisabet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ri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zuraLamoure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zur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mour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édériqueBeg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brielCharett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ristanMarco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mandGuilmett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ilm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frodilleMigne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frod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gn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ouiseBellema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llema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rciGigu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igu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ulesPerre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err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chaimbauMathie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chaimbau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yetteDub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y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b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litBourge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li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rge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doroSanschagr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doro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nschagr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roleLampr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mp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landreRaymo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land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othildeRi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othild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i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abellaMigne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abe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gn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lmareCotua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lma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tua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ndlerMoï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ï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édériqueFouqu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uq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elleGosse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ss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ymondMerc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erc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enéBlanc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mforteHenrich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mfor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enrich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ogistillaCharp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ogisti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p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rineDavi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r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éodoreCharlesb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éod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lesb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XavierreDavi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Xavier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délaïdeBienvenu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délaïd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enven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uleVien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ien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lotteÉmo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Émo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arryEcheverri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Echeverri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llardLague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lla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gu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régoireLangla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régo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ngl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mileGuédr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m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éd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mileLarocqu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m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rocq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rciPeti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fredLaGrand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Grand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WyattPinn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in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ctoireCharp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cto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p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chelGarn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irienneHoud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irie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oud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ustaveCroquetaign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ustav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roquetaig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ralieLess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ra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ss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ZacharieGriv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Zachar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riv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livieRouss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liv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YvesPiedalu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iedal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itaLer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it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r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ZacharieBarriento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Zachar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rriento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lateePatenaud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lat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tenaud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vrardArcou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vra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rco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rdenPaul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rde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ul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rrisCy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rri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y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nonMajor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n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jo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oletaProvench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olet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rovench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olletteChar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oll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ricanHuo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ric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uo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ovisDandonn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ovi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ndon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ealDuff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ff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organaGadb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db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inabelDu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inab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ëlCamu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ë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anguyAdl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gueriteMetiv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gueri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eti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gernonLebru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gern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bru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onoréHu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onoré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u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annaHou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an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ou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lotteBaz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vorCarri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rr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uxQuerr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Quer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vorHébe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é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setteDupu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s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pu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usbertaBeauchamp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usbert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champ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érardCailo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éra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ilo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pinLabossi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p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oss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urnellCharr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urne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yaleChartr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ya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tr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bineBordea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urnerMor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oretteMigne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or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gn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belleDen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gliadorDastou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gliad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stou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ulietteRancou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ancou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chGouge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otyeGrond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oty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rond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royPeti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acMartin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ti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arcourtFongem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arcour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ngem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elleLauz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uz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rosvenorDaigne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rosven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ign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mmileGigu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mm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igu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iteeMart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it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t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therineGamach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mach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uelGosse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u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ss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thurDagena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gen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nielCoupa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pa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ngerBern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ncentDouff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uff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leurLétourn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étour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zuraLampr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zur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mp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rinetteLandr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ri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nd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rivilleAug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ri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g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énélopeDu Trie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énélop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 Tri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XavierGabria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bri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illyHupp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upp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ugèneGalarn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ugè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lar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retteJacque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r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idneyDupu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pu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slynTrembla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sly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lattLeblanc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lat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leanorDebl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ristelleMetiv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rist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eti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xterBienvenu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enven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riceBab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r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rmazdAub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rmaz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uletteCar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ul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exandrinDuham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exandr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ham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enapusRossigno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enapu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ssigno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illArno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rn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ercyJosseaum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erc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osseaum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idianeCrot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idi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rot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ertrandFect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ect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ortunBéri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ortu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ri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rescentAlexand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ainCoupa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pa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nfroiFau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nfro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au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inabelGiro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inab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ir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berMoï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ï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lérieDastou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stou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sephClémen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ZoéBrunel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une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vetClich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ve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lich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empesteDeserre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empes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err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ainLacharit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harit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élineLevasse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vass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illPetr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etr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riceLano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r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no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séphineTal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gnoliaDub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b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lesBouch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ch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albotMarga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ga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ventGaill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ve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ill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nchonÉtoi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nch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Étoi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gauxAva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gaux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va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ctorineLamoth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ctor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moth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vienneBl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vie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l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lotteAngéli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ngéli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ireAust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nisDrou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rou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ranvillePou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ran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ou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aïsDebl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elicienCoulomb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elicie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lomb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eriseDavi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eri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ricanBlondlo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ric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londlo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nouChalo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nou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l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léonorePelcha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léon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elcha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onatBeaulie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ona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lie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urtlandTherrie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urtl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herrie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litaLemie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lit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mi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ristanAud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d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uguesAuco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ugu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co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tordiSauv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tord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uv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uerinLaca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uer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a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hillipaBoul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hillip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l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athalieDandonn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ndon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thurBolduc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lduc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ancisMarl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l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leanorLespéranc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spéranc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uxFaube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au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smeraudeLou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smeraud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setteHervie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s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ervi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londelleRobitail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lond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bitai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anetteBri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livieDen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liv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covilleNoë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co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Noë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ureneDupon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ure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arcourtRobe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arcour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rewittBourge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rewit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rge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ollySev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e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unaBellema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llema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thurGarn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rleneGua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rle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adineVaillancou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ad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illancou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ZerbinoLajeune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Zerbino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jeune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gnaceMir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gna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sonBeg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ernadetteSaind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ind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enseeGou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ens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erCar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lateeDoir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lat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i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ubySev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e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bineCorm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rm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iacreMar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iac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timerLaberg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tim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e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ngleyMou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ngl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pucineBonnevil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puc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nnevi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ulVadna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dn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ycePar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y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r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gusteGren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ortunMouss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ortu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us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rmandClich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rm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lich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orgesAlla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lla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gnetteCharleb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g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leb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lodieLois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lod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oi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vetLeme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ve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m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ortenseMor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orten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éodoreBilod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éod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lod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yceParis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y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ri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nfroiDen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nfro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deleineCressac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ressac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élieBrasse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ass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miCoulomb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lomb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eppinLague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epp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gu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gernonCourt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gern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rt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illyBerg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rg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notPomerl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no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omerl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mmanuelThéri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héri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nstanceVach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nstan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ch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deleneMainvil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dele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invi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lorusGauth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loru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edvigeMart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edvig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t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ébastienLeb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b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anneLAngel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'Angel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leurHébe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é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enoîtCorb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enoî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r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chelleLabro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ch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ro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vidFontain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rélieBarjav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rjav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réliePlaisanc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laisanc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QuennelBerger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Quenn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rge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urnellBrouss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urne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ous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gerDebl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minaAuth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mi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th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ristanSal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ianeHou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ou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dmeeChouin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dm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ouin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udeDeschêne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chên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ubyFug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ug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elfordFerla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elfo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erla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lieSylva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ylva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gernonLaramé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gern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ramé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ceVadna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dn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anckPaqu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q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iePatr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t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offreyPlaisanc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laisanc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ceDuva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ntalBienvenu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enven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pheliaPrim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phel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rim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urnellGou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urne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ianeBoul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l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auryLaberg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e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ireBat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t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nvilleSaur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n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ur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enéeHerv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erv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ristelleDaous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rist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ous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YvetteVoisin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oisi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lliaCharrett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ll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r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ierretteCroquetaign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ierr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roquetaig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netteChalifo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lifo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vienneChar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vie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iettePit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i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it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maineLuss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ma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uss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lphineGo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lph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nstanceLaGrand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nstan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Grand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oreneAlla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ore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lla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atalieGuern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ern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WarraneCoutur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Warr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tur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onatienLabro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onatie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ro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ertMoï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er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ï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geletteBussi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gel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uss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écileBéri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ri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rlinParis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ri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uguesNad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ugu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Nad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régoireGaill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régo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ill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arbinDaous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arb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ous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lodieDeslaurier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lod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laurier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rfaitVernad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rfai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ernad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ortenseBéri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orten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ri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ndelLaCail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nd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ai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annaHupp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an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upp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eneyBoncoe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en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nco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anetteBin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n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chelLabb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b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rmandHenrich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rm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enrich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litThéberg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li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hébe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élieBeaulie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lie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écileBaz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gerBordea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anetteArcou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rco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gliadorSarraz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gliad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rr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livieBér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liv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r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édéricHerv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erv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eppinDesruissea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epp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ruiss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earlachBria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earlac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ymondMarco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abellaMarcheter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abe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heter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omerVadeboncoe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om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debonco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rnellaGod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rne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eronCorb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er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r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illMouss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us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lotLacharit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lo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harit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lmarDuham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lma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ham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liantVadeboncoe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debonco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nèsGaillo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nè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illo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rlandRivi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celinaGou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celi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uthierAsse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ss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uonCorbei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u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rbei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lympiaSic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ic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ertChalo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er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l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reyVaillancou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r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illancou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rewittBoulang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rewit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neBordea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eoneLang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lyrianeBret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lyri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unaTrembla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isiLafo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is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o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eppinLaframboi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epp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ramboi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gnonetteSarraz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gno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rr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erragusDesilet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erragu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ilet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ooreBri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aranteDoy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aran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y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unoGame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m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rmaineLero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rma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ngerDebl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deleineVoisin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oisi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inetteD'Aubign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i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'Aubign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ramantSouc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rama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ouc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ealtyRoy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ealt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y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setteJosseaum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s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osseaum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dréParis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ri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gusteMarc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enriDemer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mer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deleineDumon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mon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oussaintDaous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oussai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ous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ixieVaillancou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ix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illancou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tonGabria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bri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tineLabossi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oss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lerinaBla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leri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l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offreyLemaît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maît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toileLeme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to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m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édéricSacr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cr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KarelTurge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Kar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ur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yetteD'Av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y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'Av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ilLevasse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i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vass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urnellSégu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urne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égu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unoBaz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empesteSavo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empes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vo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theMetiv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th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eti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eneyGadb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en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db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elleVerr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err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phisaPaqu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phis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q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thenaLabossi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the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oss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urePinn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in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hilipBarriento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rriento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trickLapre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pre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etaneDesilet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et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ilet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rginiePaimboeuf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rgin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imboeuf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dmeeJolicoe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dm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olico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leuretteLaforg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leur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o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rmaineFontain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rma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ayMoth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th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denMonrenc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de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nrenc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urtlandLafo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urtl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o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daDesjardin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jardin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oyalDeserre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err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lainieLabr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lain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r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letteBri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sephVallé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llé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londellePaqu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lond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qu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liotDastou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lio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stou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KarelBenoi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Kar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isiBrisett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is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s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miDupu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tthieuChar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laFor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ortenseLabro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orten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ro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nceSauc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uc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thenaSanschagr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the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nschagr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ugeniaJacque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covilleDufo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co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fo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'ArcyBarrett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rr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acBeaul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l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inderellaAdl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indere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omervilleDoy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omer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y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éophileCaya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ya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arcourtBeaujol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arcour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jol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ristopheBisaill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saill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chèleAuberjon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berjon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yhewArchamb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yhew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rchamb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éonBla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é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l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ceBélai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lai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mforteVeille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mfor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eill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ngerSev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e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arryBern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r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gnaceBrunel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gna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une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ateLachapel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a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hape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braccaCourcel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bracc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rce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triciaSir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ir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ibylaAll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iby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ll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yleL'Hiv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y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'Hiv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mainTruch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ruch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oreneRua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ore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u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ealaMeun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ea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eu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igeRen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ig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ireLambe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scalde Launa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 Laun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nèsGuilmett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nè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ilm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chRoch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ch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livieParmen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liv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rmen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runellaCoupa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rune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pa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welGrim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rimard</text:p>
          </table:table-cell>
          <table:table-cell office:value-type="string" calcext:value-type="string">
            <text:p>"; 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4:31:27.773586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2:20:45.105480855</meta:creation-date>
    <dc:date>2021-11-28T14:33:23.795244876</dc:date>
    <meta:editing-duration>PT33M18S</meta:editing-duration>
    <meta:editing-cycles>5</meta:editing-cycles>
    <meta:generator>LibreOffice/6.4.7.2$Linux_X86_64 LibreOffice_project/40$Build-2</meta:generator>
    <meta:document-statistic meta:table-count="1" meta:cell-count="4000" meta:object-count="0"/>
  </office:meta>
</office:document-meta>
</file>